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_5f_HEAD" style:display-name="Table_HEAD" style:family="table">
      <style:table-properties style:width="19.001cm" style:rel-width="100%" table:align="left" fo:background-color="transparent">
        <style:background-image/>
      </style:table-properties>
    </style:style>
    <style:style style:name="Table_5f_HEAD.A" style:display-name="Table_HEAD.A" style:family="table-column">
      <style:table-column-properties style:column-width="13.871cm" style:rel-column-width="7864*"/>
    </style:style>
    <style:style style:name="Table_5f_HEAD.B" style:display-name="Table_HEAD.B" style:family="table-column">
      <style:table-column-properties style:column-width="5.129cm" style:rel-column-width="2908*"/>
    </style:style>
    <style:style style:name="Table_5f_HEAD.1" style:display-name="Table_HEAD.1" style:family="table-row">
      <style:table-row-properties fo:background-color="transparent">
        <style:background-image/>
      </style:table-row-properties>
    </style:style>
    <style:style style:name="Table_5f_HEAD.A1" style:display-name="Table_HEAD.A1" style:family="table-cell">
      <style:table-cell-properties fo:padding="0.049cm" fo:border="none" style:writing-mode="pag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299cm" style:rel-column-width="32074*"/>
    </style:style>
    <style:style style:name="Tableau1.B" style:family="table-column">
      <style:table-column-properties style:column-width="0.727cm" style:rel-column-width="2504*"/>
    </style:style>
    <style:style style:name="Tableau1.C" style:family="table-column">
      <style:table-column-properties style:column-width="8.975cm" style:rel-column-width="30957*"/>
    </style:style>
    <style:style style:name="Tableau1.A1" style:family="table-cell">
      <style:table-cell-properties fo:padding="0.049cm" fo:border-left="1pt solid #808080" fo:border-right="1pt solid #808080" fo:border-top="1pt solid #808080" fo:border-bottom="none" style:writing-mode="page"/>
    </style:style>
    <style:style style:name="Tableau1.B1" style:family="table-cell">
      <style:table-cell-properties fo:padding="0.049cm" fo:border="none" style:writing-mode="page"/>
    </style:style>
    <style:style style:name="Tableau1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1.A5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49cm" fo:border="1pt solid #808080" style:writing-mode="page"/>
    </style:style>
    <style:style style:name="Tableau3" style:family="table">
      <style:table-properties style:width="19.001cm" table:align="margins" fo:background-color="transparent">
        <style:background-image/>
      </style:table-properties>
    </style:style>
    <style:style style:name="Tableau3.A" style:family="table-column">
      <style:table-column-properties style:column-width="3.801cm" style:rel-column-width="13110*"/>
    </style:style>
    <style:style style:name="Tableau3.B" style:family="table-column">
      <style:table-column-properties style:column-width="3.799cm" style:rel-column-width="13104*"/>
    </style:style>
    <style:style style:name="Tableau3.C" style:family="table-column">
      <style:table-column-properties style:column-width="4.2cm" style:rel-column-width="14485*"/>
    </style:style>
    <style:style style:name="Tableau3.D" style:family="table-column">
      <style:table-column-properties style:column-width="7.2cm" style:rel-column-width="24836*"/>
    </style:style>
    <style:style style:name="Tableau3.1" style:family="table-row">
      <style:table-row-properties fo:background-color="#eeeeee">
        <style:background-image/>
      </style:table-row-properties>
    </style:style>
    <style:style style:name="Tableau3.A1" style:family="table-cell">
      <style:table-cell-properties fo:background-color="transparent" fo:padding="0.049cm" fo:border-left="1pt solid #808080" fo:border-right="none" fo:border-top="1pt solid #808080" fo:border-bottom="1pt solid #808080" style:writing-mode="page">
        <style:background-image/>
      </style:table-cell-properties>
    </style:style>
    <style:style style:name="Tableau3.B1" style:family="table-cell">
      <style:table-cell-properties fo:background-color="transparent" fo:padding="0.049cm" fo:border-left="none" fo:border-right="none" fo:border-top="1pt solid #808080" fo:border-bottom="1pt solid #808080" style:writing-mode="page">
        <style:background-image/>
      </style:table-cell-properties>
    </style:style>
    <style:style style:name="Tableau3.D1" style:family="table-cell">
      <style:table-cell-properties fo:background-color="transparent" fo:padding="0.049cm" fo:border-left="none" fo:border-right="1pt solid #808080" fo:border-top="1pt solid #808080" fo:border-bottom="1pt solid #808080" style:writing-mode="page">
        <style:background-image/>
      </style:table-cell-properties>
    </style:style>
    <style:style style:name="Tableau3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3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4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5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6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7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8" style:family="table-cell">
      <style:table-cell-properties fo:background-color="transparent" fo:padding="0.049cm" fo:border-left="1pt solid #808080" fo:border-right="none" fo:border-top="none" fo:border-bottom="none" style:writing-mode="page">
        <style:background-image/>
      </style:table-cell-properties>
    </style:style>
    <style:style style:name="Tableau3.B8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eau3.D8" style:family="table-cell">
      <style:table-cell-properties fo:background-color="transparent" fo:padding="0.049cm" fo:border-left="none" fo:border-right="1pt solid #808080" fo:border-top="none" fo:border-bottom="none" style:writing-mode="page">
        <style:background-image/>
      </style:table-cell-properties>
    </style:style>
    <style:style style:name="Tableau3.A9" style:family="table-cell">
      <style:table-cell-properties fo:background-color="transparent" fo:padding="0.049cm" fo:border-left="1pt solid #808080" fo:border-right="1pt solid #808080" fo:border-top="none" fo:border-bottom="none" style:writing-mode="page">
        <style:background-image/>
      </style:table-cell-properties>
    </style:style>
    <style:style style:name="Tableau3.A21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339ec" officeooo:paragraph-rsid="00cbffe1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rsid="001339ec" officeooo:paragraph-rsid="00cbffe1" style:font-size-asian="10pt" style:font-size-complex="10pt"/>
    </style:style>
    <style:style style:name="P4" style:family="paragraph" style:parent-style-name="Standard">
      <style:text-properties style:font-name="Liberation Sans" fo:font-size="10pt" officeooo:rsid="001339ec" officeooo:paragraph-rsid="0027a6bd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24cd82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ce19a6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1c04c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2dc93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40ea8" style:font-size-asian="10pt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4d006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4pt" fo:font-weight="bold" officeooo:rsid="001339ec" officeooo:paragraph-rsid="0023606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Liberation Sans" fo:font-size="14pt" fo:font-weight="bold" officeooo:rsid="001339ec" officeooo:paragraph-rsid="00d40ea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1pt" fo:font-weight="bold" officeooo:rsid="0016ffc7" officeooo:paragraph-rsid="00bc81bf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Liberation Sans" fo:font-size="11pt" fo:font-weight="bold" officeooo:rsid="001339ec" officeooo:paragraph-rsid="0027a6b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Liberation Sans" fo:font-size="11pt" fo:font-weight="normal" officeooo:rsid="0016ffc7" officeooo:paragraph-rsid="00bda410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style:font-name="Liberation Sans" fo:font-size="11pt" fo:font-weight="normal" officeooo:rsid="0016ffc7" officeooo:paragraph-rsid="00c1fd3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Liberation Sans" fo:font-size="11pt" fo:font-weight="normal" officeooo:rsid="0016ffc7" officeooo:paragraph-rsid="00be43b8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1pt" fo:font-weight="normal" officeooo:rsid="0063fa4e" officeooo:paragraph-rsid="00cbffe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1pt" style:text-underline-style="none" fo:font-weight="normal" officeooo:rsid="0016ffc7" officeooo:paragraph-rsid="00bca218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1pt" officeooo:rsid="0016ffc7" officeooo:paragraph-rsid="00c9cb5e" fo:background-color="#eeeeee" style:font-size-asian="11pt" style:font-size-complex="11pt"/>
    </style:style>
    <style:style style:name="P22" style:family="paragraph" style:parent-style-name="Standard">
      <style:paragraph-properties fo:text-align="end" style:justify-single-word="false"/>
      <style:text-properties style:font-name="Liberation Sans" fo:font-size="11pt" officeooo:rsid="00cd5219" officeooo:paragraph-rsid="00d6e4e8" style:font-size-asian="11pt" style:font-size-complex="11pt"/>
    </style:style>
    <style:style style:name="P23" style:family="paragraph" style:parent-style-name="Standard">
      <style:paragraph-properties fo:text-align="end" style:justify-single-word="false"/>
      <style:text-properties style:font-name="Liberation Sans" fo:font-size="11pt" officeooo:rsid="001339ec" officeooo:paragraph-rsid="00d6e4e8" style:font-size-asian="11pt" style:font-size-complex="11pt"/>
    </style:style>
    <style:style style:name="P24" style:family="paragraph" style:parent-style-name="Standard">
      <style:paragraph-properties fo:text-align="end" style:justify-single-word="false"/>
      <style:text-properties style:font-name="Liberation Sans" fo:font-size="11pt" fo:font-style="italic" fo:font-weight="normal" officeooo:rsid="0016ffc7" officeooo:paragraph-rsid="00d82cea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25" style:family="paragraph" style:parent-style-name="Standard">
      <style:paragraph-properties fo:text-align="end" style:justify-single-word="false"/>
      <style:text-properties style:font-name="Liberation Sans" fo:font-size="11pt" fo:font-style="italic" fo:font-weight="normal" officeooo:rsid="0016ffc7" officeooo:paragraph-rsid="00d8ef56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5pt" fo:font-weight="bold" officeooo:rsid="0016ffc7" officeooo:paragraph-rsid="0052b7ea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Liberation Sans" fo:font-size="10.5pt" fo:font-weight="normal" officeooo:rsid="0016ffc7" officeooo:paragraph-rsid="00bda4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end" style:justify-single-word="false"/>
      <style:text-properties style:font-name="Liberation Sans" fo:font-size="10.5pt" fo:font-weight="normal" officeooo:rsid="0016ffc7" officeooo:paragraph-rsid="00d4d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end" style:justify-single-word="false"/>
      <style:text-properties style:font-name="Liberation Sans" fo:font-size="10.5pt" fo:font-weight="normal" officeooo:rsid="0016ffc7" officeooo:paragraph-rsid="00d8ef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end" style:justify-single-word="false"/>
      <style:text-properties style:font-name="Liberation Sans" officeooo:paragraph-rsid="0054b64a"/>
    </style:style>
    <style:style style:name="P31" style:family="paragraph" style:parent-style-name="Standard">
      <style:paragraph-properties fo:text-align="end" style:justify-single-word="false"/>
      <style:text-properties style:font-name="Liberation Sans" fo:font-size="9pt" fo:font-weight="normal" officeooo:rsid="0016ffc7" officeooo:paragraph-rsid="00cbf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end" style:justify-single-word="false"/>
      <style:text-properties style:font-name="Liberation Sans" fo:font-size="9pt" officeooo:paragraph-rsid="00d4d454" style:font-size-asian="9pt" style:font-size-complex="9pt"/>
    </style:style>
    <style:style style:name="P33" style:family="paragraph" style:parent-style-name="Standard">
      <style:paragraph-properties fo:text-align="end" style:justify-single-word="false"/>
      <style:text-properties style:font-name="Liberation Sans" fo:font-size="9pt" officeooo:rsid="001339ec" officeooo:paragraph-rsid="00d1c04c" style:font-size-asian="9pt" style:font-size-complex="9pt"/>
    </style:style>
    <style:style style:name="P34" style:family="paragraph" style:parent-style-name="Standard">
      <style:paragraph-properties fo:text-align="end" style:justify-single-word="false"/>
      <style:text-properties style:font-name="Liberation Sans" fo:font-size="9pt" style:text-underline-style="none" officeooo:rsid="001339ec" officeooo:paragraph-rsid="00d61b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9pt" fo:font-style="italic" style:text-underline-style="none" fo:font-weight="normal" officeooo:rsid="001339ec" officeooo:paragraph-rsid="00d61b66" fo:background-color="transparent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style:font-name="Liberation Sans" fo:font-size="12pt" officeooo:rsid="001339ec" officeooo:paragraph-rsid="00d052f3" style:font-size-asian="12pt" style:font-size-complex="12pt"/>
    </style:style>
    <style:style style:name="P37" style:family="paragraph" style:parent-style-name="Standard">
      <style:paragraph-properties fo:text-align="end" style:justify-single-word="false"/>
      <style:text-properties style:font-name="Liberation Sans" fo:font-size="12pt" officeooo:rsid="001339ec" officeooo:paragraph-rsid="00d1c04c" style:font-size-asian="12pt" style:font-size-complex="12pt"/>
    </style:style>
    <style:style style:name="P38" style:family="paragraph" style:parent-style-name="Standard">
      <style:paragraph-properties fo:text-align="end" style:justify-single-word="false"/>
      <style:text-properties style:font-name="Liberation Sans" fo:font-size="8pt" fo:font-style="italic" fo:font-weight="normal" officeooo:rsid="0016ffc7" officeooo:paragraph-rsid="00c7bacc" fo:background-color="transparent" style:font-size-asian="7pt" style:font-style-asian="italic" style:font-weight-asian="normal" style:font-size-complex="8pt" style:font-style-complex="italic" style:font-weight-complex="normal"/>
    </style:style>
    <style:style style:name="P39" style:family="paragraph" style:parent-style-name="Standard">
      <style:paragraph-properties fo:margin-top="0.101cm" fo:margin-bottom="0.101cm" style:contextual-spacing="false" fo:text-align="start" style:justify-single-word="false">
        <style:tab-stops/>
      </style:paragraph-properties>
      <style:text-properties style:font-name="Liberation Sans" fo:font-weight="bold" officeooo:rsid="001339ec" officeooo:paragraph-rsid="001339ec" style:font-weight-asian="bold" style:font-weight-complex="bold" loext:padding="0.049cm" loext:border="0.99pt solid #000000"/>
    </style:style>
    <style:style style:name="P40" style:family="paragraph" style:parent-style-name="Standard">
      <style:paragraph-properties fo:margin-top="0.3cm" fo:margin-bottom="0.199cm" style:contextual-spacing="false" fo:text-align="center" style:justify-single-word="false"/>
      <style:text-properties style:font-name="Liberation Sans" fo:font-weight="bold" officeooo:rsid="001339ec" officeooo:paragraph-rsid="001339ec" style:font-weight-asian="bold" style:font-weight-complex="bold"/>
    </style:style>
    <style:style style:name="P41" style:family="paragraph" style:parent-style-name="Standard">
      <style:paragraph-properties fo:text-align="end" style:justify-single-word="false"/>
      <style:text-properties officeooo:paragraph-rsid="00bda410"/>
    </style:style>
    <style:style style:name="P42" style:family="paragraph" style:parent-style-name="Standard">
      <style:paragraph-properties fo:text-align="end" style:justify-single-word="false"/>
      <style:text-properties officeooo:paragraph-rsid="00bd0340"/>
    </style:style>
    <style:style style:name="P43" style:family="paragraph" style:parent-style-name="Standard">
      <style:paragraph-properties fo:text-align="end" style:justify-single-word="false"/>
      <style:text-properties officeooo:paragraph-rsid="0052b7ea"/>
    </style:style>
    <style:style style:name="P44" style:family="paragraph" style:parent-style-name="Standard">
      <style:paragraph-properties fo:text-align="end" style:justify-single-word="false"/>
      <style:text-properties officeooo:paragraph-rsid="00d6e4e8"/>
    </style:style>
    <style:style style:name="P45" style:family="paragraph" style:parent-style-name="Standard">
      <style:paragraph-properties fo:text-align="end" style:justify-single-word="false"/>
      <style:text-properties officeooo:paragraph-rsid="00cbf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end" style:justify-single-word="false"/>
      <style:text-properties officeooo:paragraph-rsid="00d4d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</style:style>
    <style:style style:name="P48" style:family="paragraph" style:parent-style-name="Frame_20_contents">
      <style:paragraph-properties fo:text-align="start" style:justify-single-word="false"/>
    </style:style>
    <style:style style:name="P49" style:family="paragraph" style:parent-style-name="Standard">
      <style:paragraph-properties fo:text-align="center" style:justify-single-word="false"/>
      <style:text-properties fo:font-size="9pt" officeooo:paragraph-rsid="00db75d4" style:font-size-asian="9pt" style:font-size-complex="9pt"/>
    </style:style>
    <style:style style:name="P50" style:family="paragraph" style:parent-style-name="Standard">
      <style:paragraph-properties fo:text-align="end" style:justify-single-word="false"/>
      <style:text-properties style:font-name="Liberation Sans" fo:font-size="11pt" fo:font-weight="bold" officeooo:rsid="0016ffc7" officeooo:paragraph-rsid="00db75d4" style:font-size-asian="11pt" style:font-weight-asian="bold" style:font-size-complex="11pt" style:font-weight-complex="bold"/>
    </style:style>
    <style:style style:name="P51" style:family="paragraph" style:parent-style-name="Standard">
      <style:paragraph-properties fo:text-align="end" style:justify-single-word="false"/>
      <style:text-properties style:font-name="Liberation Sans" fo:font-size="10.5pt" fo:font-style="italic" fo:font-weight="normal" officeooo:rsid="0016ffc7" officeooo:paragraph-rsid="00dbd1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end" style:justify-single-word="false"/>
      <style:text-properties style:font-name="Liberation Sans" fo:font-size="10.5pt" fo:font-style="italic" fo:font-weight="bold" officeooo:rsid="0016ffc7" officeooo:paragraph-rsid="00dbd1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end" style:justify-single-word="false"/>
      <style:text-properties style:font-name="Liberation Sans" fo:font-size="10.5pt" fo:font-style="italic" fo:font-weight="bold" officeooo:rsid="0016ffc7" officeooo:paragraph-rsid="00cb913f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Standard">
      <style:paragraph-properties fo:text-align="end" style:justify-single-word="false"/>
      <style:text-properties style:font-name="Liberation Sans" fo:font-size="10.5pt" fo:font-weight="normal" officeooo:rsid="0016ffc7" officeooo:paragraph-rsid="00dbd1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end" style:justify-single-word="false"/>
      <style:text-properties officeooo:paragraph-rsid="00dbd1c6"/>
    </style:style>
    <style:style style:name="P56" style:family="paragraph" style:parent-style-name="Standard">
      <style:paragraph-properties fo:text-align="end" style:justify-single-word="false"/>
      <style:text-properties officeooo:paragraph-rsid="00dc24f7"/>
    </style:style>
    <style:style style:name="P57" style:family="paragraph" style:parent-style-name="Standard">
      <style:paragraph-properties fo:text-align="end" style:justify-single-word="false"/>
      <style:text-properties officeooo:paragraph-rsid="00dbd1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end" style:justify-single-word="false"/>
      <style:text-properties officeooo:paragraph-rsid="00dc2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339ec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8eeaec" style:font-size-asian="9pt" style:font-size-complex="9pt"/>
    </style:style>
    <style:style style:name="T5" style:family="text">
      <style:text-properties fo:font-size="9pt" officeooo:rsid="008285c6" style:font-size-asian="9pt" style:font-size-complex="9pt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9pt" fo:font-style="italic" fo:background-color="transparent" loext:char-shading-value="0" style:font-size-asian="9pt" style:font-style-asian="italic" style:font-size-complex="9pt" style:font-style-complex="italic"/>
    </style:style>
    <style:style style:name="T8" style:family="text">
      <style:text-properties fo:font-size="9pt" style:text-underline-style="none" style:font-size-asian="9pt" style:font-size-complex="9pt"/>
    </style:style>
    <style:style style:name="T9" style:family="text">
      <style:text-properties fo:font-size="9pt" style:text-underline-style="none" officeooo:rsid="0085f02e" style:font-size-asian="9pt" style:font-size-complex="9pt"/>
    </style:style>
    <style:style style:name="T10" style:family="text">
      <style:text-properties fo:font-size="9pt" style:text-underline-style="none" officeooo:rsid="008eeaec" style:font-size-asian="9pt" style:font-size-complex="9pt"/>
    </style:style>
    <style:style style:name="T11" style:family="text">
      <style:text-properties fo:font-size="9pt" style:text-underline-style="none" officeooo:rsid="008d3aa3" style:font-size-asian="9pt" style:font-size-complex="9pt"/>
    </style:style>
    <style:style style:name="T12" style:family="text">
      <style:text-properties fo:font-size="9pt" style:text-underline-style="none" officeooo:rsid="008285c6" style:font-size-asian="9pt" style:font-size-complex="9pt"/>
    </style:style>
    <style:style style:name="T13" style:family="text">
      <style:text-properties fo:font-size="9pt" style:text-underline-style="none" officeooo:rsid="00dae2cc" style:font-size-asian="9pt" style:font-size-complex="9pt"/>
    </style:style>
    <style:style style:name="T14" style:family="text">
      <style:text-properties fo:font-size="9pt" style:text-underline-style="none" fo:font-weight="bold" officeooo:rsid="0085f02e" style:font-size-asian="9pt" style:font-weight-asian="bold" style:font-size-complex="9pt" style:font-weight-complex="bold"/>
    </style:style>
    <style:style style:name="T15" style:family="text">
      <style:text-properties style:font-name="Liberation Sans" fo:font-size="9pt" fo:font-style="italic" fo:font-weight="normal" officeooo:rsid="0016ffc7" fo:background-color="transparent" loext:char-shading-value="0" style:font-size-asian="9pt" style:font-style-asian="italic" style:font-size-complex="9pt" style:font-style-complex="italic"/>
    </style:style>
    <style:style style:name="T16" style:family="text">
      <style:text-properties style:font-name="Liberation Sans" officeooo:rsid="00798610"/>
    </style:style>
    <style:style style:name="T17" style:family="text">
      <style:text-properties style:font-name="Liberation Sans" fo:font-size="11pt" style:text-underline-style="none" fo:font-weight="normal" officeooo:rsid="0083c7ed" style:font-size-asian="11pt" style:font-weight-asian="normal" style:font-size-complex="11pt" style:font-weight-complex="normal"/>
    </style:style>
    <style:style style:name="T18" style:family="text">
      <style:text-properties style:font-name="Liberation Sans" fo:font-size="11pt" style:text-underline-style="none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19" style:family="text">
      <style:text-properties style:font-name="Liberation Sans" fo:font-size="11pt" fo:font-weight="normal" officeooo:rsid="008eeaec" style:font-size-asian="11pt" style:font-size-complex="11pt"/>
    </style:style>
    <style:style style:name="T20" style:family="text">
      <style:text-properties style:font-name="Liberation Sans" fo:font-size="11pt" fo:font-weight="normal" officeooo:rsid="0063fa4e" style:font-size-asian="11pt" style:font-size-complex="11pt"/>
    </style:style>
    <style:style style:name="T21" style:family="text">
      <style:text-properties style:font-name="Liberation Sans" fo:font-size="11pt" fo:font-weight="normal" officeooo:rsid="00e3aac8" style:font-size-asian="11pt" style:font-size-complex="11pt"/>
    </style:style>
    <style:style style:name="T22" style:family="text">
      <style:text-properties style:font-name="Liberation Sans" fo:font-size="11pt" fo:font-weight="normal" officeooo:rsid="00e83842" style:font-size-asian="11pt" style:font-size-complex="11pt"/>
    </style:style>
    <style:style style:name="T23" style:family="text">
      <style:text-properties style:font-name="Liberation Sans" fo:font-size="11pt" fo:font-weight="normal" officeooo:rsid="00d0b883" style:font-size-asian="11pt" style:font-weight-asian="normal" style:font-size-complex="11pt" style:font-weight-complex="normal"/>
    </style:style>
    <style:style style:name="T24" style:family="text">
      <style:text-properties style:font-name="Liberation Sans" fo:font-size="11pt" fo:font-weight="normal" officeooo:rsid="00e96dd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5" style:family="text">
      <style:text-properties style:font-name="Liberation Sans" fo:font-size="11pt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6" style:family="text">
      <style:text-properties style:font-name="Liberation Sans" fo:font-size="11pt" fo:font-style="italic" fo:font-weight="normal" officeooo:rsid="0016ffc7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style:font-name="Liberation Sans" fo:font-size="10.5pt" fo:font-weight="bold" officeooo:rsid="0016ffc7" style:font-size-asian="10.5pt" style:font-weight-asian="bold" style:font-size-complex="10.5pt" style:font-weight-complex="bold"/>
    </style:style>
    <style:style style:name="T28" style:family="text">
      <style:text-properties style:font-name="Liberation Sans" fo:font-size="10.5pt" fo:font-weight="normal" officeooo:rsid="0016ffc7" style:font-size-asian="10.5pt" style:font-size-complex="10.5pt"/>
    </style:style>
    <style:style style:name="T29" style:family="text">
      <style:text-properties style:font-name="Liberation Sans" fo:font-size="10.5pt" fo:font-weight="normal" officeooo:rsid="00a1beb1" style:font-size-asian="10.5pt" style:font-size-complex="10.5pt"/>
    </style:style>
    <style:style style:name="T30" style:family="text">
      <style:text-properties style:font-name="Liberation Sans" fo:font-size="10.5pt" fo:font-style="italic" fo:font-weight="normal" officeooo:rsid="0016ffc7" fo:background-color="transparent" loext:char-shading-value="0" style:font-size-asian="10.5pt" style:font-size-complex="10.5pt"/>
    </style:style>
    <style:style style:name="T31" style:family="text">
      <style:text-properties style:font-name="Liberation Sans" fo:font-size="10.5pt" fo:font-style="italic" fo:font-weight="bold" officeooo:rsid="0016ffc7" fo:background-color="transparent" loext:char-shading-value="0" style:font-size-asian="10.5pt" style:font-weight-asian="bold" style:font-size-complex="10.5pt" style:font-weight-complex="bold"/>
    </style:style>
    <style:style style:name="T32" style:family="text">
      <style:text-properties style:font-name="Liberation Sans" fo:font-size="10.5pt" style:text-underline-style="solid" style:text-underline-width="auto" style:text-underline-color="font-color" fo:font-weight="normal" officeooo:rsid="0016ffc7" style:font-size-asian="10.5pt" style:font-size-complex="10.5pt"/>
    </style:style>
    <style:style style:name="T33" style:family="text">
      <style:text-properties style:font-name="Liberation Sans" fo:font-size="10.5pt" fo:font-style="normal" fo:font-weight="normal" officeooo:rsid="0016ffc7" fo:background-color="transparent" loext:char-shading-value="0" style:font-size-asian="10.5pt" style:font-size-complex="10.5pt"/>
    </style:style>
    <style:style style:name="T34" style:family="text">
      <style:text-properties style:font-name="Liberation Sans" fo:font-size="10.5pt" fo:font-style="normal" style:text-underline-style="solid" style:text-underline-width="auto" style:text-underline-color="font-color" fo:font-weight="normal" officeooo:rsid="0016ffc7" fo:background-color="transparent" loext:char-shading-value="0" style:font-size-asian="10.5pt" style:font-size-complex="10.5pt"/>
    </style:style>
    <style:style style:name="T35" style:family="text">
      <style:text-properties fo:font-size="11pt" fo:font-style="italic" officeooo:rsid="00d49c61" fo:background-color="transparent" loext:char-shading-value="0" style:font-size-asian="11pt" style:font-style-asian="italic" style:font-size-complex="11pt" style:font-style-complex="italic"/>
    </style:style>
    <style:style style:name="T36" style:family="text">
      <style:text-properties fo:font-size="11pt" fo:font-style="italic" officeooo:rsid="00d392dc" fo:background-color="transparent" loext:char-shading-value="0" style:font-size-asian="11pt" style:font-style-asian="italic" style:font-size-complex="11pt" style:font-style-complex="italic"/>
    </style:style>
    <style:style style:name="T37" style:family="text">
      <style:text-properties fo:font-size="11pt" officeooo:rsid="008eeaec" style:font-size-asian="11pt" style:font-size-complex="11pt"/>
    </style:style>
    <style:style style:name="T38" style:family="text">
      <style:text-properties fo:font-size="11pt" officeooo:rsid="0063fa4e" style:font-size-asian="11pt" style:font-size-complex="11pt"/>
    </style:style>
    <style:style style:name="T39" style:family="text">
      <style:text-properties fo:font-size="11pt" officeooo:rsid="00e96dde" style:font-size-asian="11pt" style:font-size-complex="11pt"/>
    </style:style>
    <style:style style:name="T40" style:family="text">
      <style:text-properties fo:font-size="11pt" fo:font-weight="normal" officeooo:rsid="008eeaec" style:font-size-asian="11pt" style:font-size-complex="11pt"/>
    </style:style>
    <style:style style:name="T41" style:family="text">
      <style:text-properties fo:font-size="10pt" officeooo:rsid="001339ec" style:font-size-asian="10pt" style:font-size-complex="10pt"/>
    </style:style>
    <style:style style:name="T42" style:family="text">
      <style:text-properties fo:font-size="10pt" style:text-underline-style="none" style:font-size-asian="10pt" style:font-size-complex="10pt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fo:font-weight="bold" style:font-weight-asian="bold" style:font-weight-complex="bold"/>
    </style:style>
    <style:style style:name="T45" style:family="text">
      <style:text-properties style:text-underline-style="none" fo:font-weight="bold" officeooo:rsid="0085f02e" style:font-weight-asian="bold" style:font-weight-complex="bold"/>
    </style:style>
    <style:style style:name="T46" style:family="text">
      <style:text-properties style:text-underline-style="none" officeooo:rsid="0085f02e"/>
    </style:style>
    <style:style style:name="T47" style:family="text">
      <style:text-properties style:text-underline-style="none" officeooo:rsid="001339ec"/>
    </style:style>
    <style:style style:name="T48" style:family="text">
      <style:text-properties officeooo:rsid="008eeaec"/>
    </style:style>
    <style:style style:name="T49" style:family="text">
      <style:text-properties officeooo:rsid="008d3aa3"/>
    </style:style>
    <style:style style:name="T50" style:family="text">
      <style:text-properties fo:font-style="italic" fo:font-weight="normal" fo:background-color="transparent" loext:char-shading-value="0" style:font-style-asian="italic" style:font-style-complex="italic"/>
    </style:style>
    <style:style style:name="T51" style:family="text">
      <style:text-properties fo:font-style="italic" fo:font-weight="normal" officeooo:rsid="00c8ef6c" fo:background-color="transparent" loext:char-shading-value="0" style:font-style-asian="italic" style:font-style-complex="italic"/>
    </style:style>
    <style:style style:name="T52" style:family="text">
      <style:text-properties fo:font-style="italic" fo:font-weight="normal" officeooo:rsid="008d3aa3" fo:background-color="transparent" loext:char-shading-value="0" style:font-style-asian="italic" style:font-style-complex="italic"/>
    </style:style>
    <style:style style:name="T53" style:family="text">
      <style:text-properties fo:font-style="italic" fo:font-weight="normal" officeooo:rsid="0016ffc7" fo:background-color="transparent" loext:char-shading-value="0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officeooo:rsid="00cc96d9"/>
    </style:style>
    <style:style style:name="T56" style:family="text">
      <style:text-properties officeooo:rsid="00d49c61"/>
    </style:style>
    <style:style style:name="T57" style:family="text">
      <style:text-properties officeooo:rsid="00d29300"/>
    </style:style>
    <style:style style:name="T58" style:family="text">
      <style:text-properties fo:color="#2a6099" loext:opacity="100%" fo:font-style="italic" officeooo:rsid="00f1a6a5" style:font-style-asian="italic" style:font-style-complex="italic"/>
    </style:style>
    <style:style style:name="T59" style:family="text">
      <style:text-properties fo:color="#2a6099" loext:opacity="100%" fo:font-size="10.5pt" fo:font-style="italic" style:font-size-asian="10.5pt" style:font-style-asian="italic" style:font-size-complex="10.5pt" style:font-style-complex="italic"/>
    </style:style>
    <style:style style:name="T60" style:family="text">
      <style:text-properties fo:color="#2a6099" loext:opacity="100%" fo:font-size="10.5pt" fo:font-style="italic" officeooo:rsid="00f1a6a5" style:font-size-asian="10.5pt" style:font-style-asian="italic" style:font-size-complex="10.5pt" style:font-style-complex="italic"/>
    </style:style>
    <style:style style:name="T61" style:family="text"/>
    <style:style style:name="fr1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 draw:wrap-influence-on-position="once-concurrent" loext:allow-overlap="false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HEAD" table:style-name="Table_5f_HEAD">
        <table:table-column table:style-name="Table_5f_HEAD.A"/>
        <table:table-column table:style-name="Table_5f_HEAD.B"/>
        <table:table-row table:style-name="Table_5f_HEAD.1">
          <table:table-cell table:style-name="Table_5f_HEAD.A1" office:value-type="string">
            <text:p text:style-name="P13"><text:placeholder text:placeholder-type="text">&lt;o.lab.name&gt;</text:placeholder></text:p>
          </table:table-cell>
          <table:table-cell table:style-name="Table_5f_HEAD.A1" table:number-rows-spanned="5" office:value-type="string">
            <text:p text:style-name="P12"><draw:frame draw:style-name="fr1" draw:name="image: o.logo" text:anchor-type="paragraph" svg:x="0cm" svg:y="0cm" svg:width="4.501cm" style:rel-width="100%" svg:height="2.545cm" style:rel-height="84%" draw:z-index="0"><draw:text-box><text:p text:style-name="P48"/></draw:text-box></draw:frame></text:p>
          </table:table-cell>
        </table:table-row>
        <table:table-row table:style-name="Table_5f_HEAD.1">
          <table:table-cell table:style-name="Table_5f_HEAD.A1" office:value-type="string">
            <text:p text:style-name="P9"><text:placeholder text:placeholder-type="text">&lt;o.lab.head2&gt;</text:placeholder></text:p>
          </table:table-cell>
          <table:covered-table-cell table:style-name="Table_5f_HEAD.A1"/>
        </table:table-row>
        <table:table-row table:style-name="Table_5f_HEAD.1">
          <table:table-cell table:style-name="Table_5f_HEAD.A1" office:value-type="string">
            <text:p text:style-name="P9"><text:placeholder text:placeholder-type="text">&lt;o.lab.head3&gt;</text:placeholder></text:p>
          </table:table-cell>
          <table:covered-table-cell table:style-name="Table_5f_HEAD.A1"/>
        </table:table-row>
        <table:table-row table:style-name="Table_5f_HEAD.1">
          <table:table-cell table:style-name="Table_5f_HEAD.A1" office:value-type="string">
            <text:p text:style-name="P9"><text:placeholder text:placeholder-type="text">&lt;o.lab.addr&gt;</text:placeholder></text:p>
          </table:table-cell>
          <table:covered-table-cell table:style-name="Table_5f_HEAD.A1"/>
        </table:table-row>
        <table:table-row table:style-name="Table_5f_HEAD.1">
          <table:table-cell table:style-name="Table_5f_HEAD.A1" office:value-type="string">
            <text:p text:style-name="P10"><text:a xlink:type="simple" xlink:href="relatorio://if%20test=%22o.lab.email%20!=%20''%20%22" text:style-name="Internet_20_link" text:visited-style-name="Visited_20_Internet_20_Link"><text:span text:style-name="T49">if email</text:span></text:a><text:placeholder text:placeholder-type="text">&lt;o.lab.email&gt;</text:placeholder> :<text:placeholder text:placeholder-type="text">&lt;o.label.email&gt;</text:placeholder><text:a xlink:type="simple" xlink:href="relatorio:///if" text:style-name="Internet_20_link" text:visited-style-name="Visited_20_Internet_20_Link"><text:span text:style-name="T49">/if</text:span></text:a><text:span text:style-name="T49"> </text:span><text:a xlink:type="simple" xlink:href="relatorio://if%20test=%22o.lab.fax%20!=%20''%20%22" text:style-name="Internet_20_link" text:visited-style-name="Visited_20_Internet_20_Link"><text:span text:style-name="T49">if fax</text:span></text:a><text:placeholder text:placeholder-type="text">&lt;o.lab.fax&gt;</text:placeholder> :<text:placeholder text:placeholder-type="text">&lt;o.label.fax&gt;</text:placeholder><text:a xlink:type="simple" xlink:href="relatorio:///if" text:style-name="Internet_20_link" text:visited-style-name="Visited_20_Internet_20_Link"><text:span text:style-name="T49">/if</text:span></text:a><text:span text:style-name="T49"> </text:span><text:a xlink:type="simple" xlink:href="relatorio://if%20test=%22o.lab.phone%20!=%20''%20%22" text:style-name="Internet_20_link" text:visited-style-name="Visited_20_Internet_20_Link"><text:span text:style-name="T49">if phone</text:span></text:a> <text:placeholder text:placeholder-type="text">&lt;o.lab.phone&gt;</text:placeholder>  :<text:placeholder text:placeholder-type="text">&lt;o.label.phone&gt;</text:placeholder><text:a xlink:type="simple" xlink:href="relatorio:///if" text:style-name="Internet_20_link" text:visited-style-name="Visited_20_Internet_20_Link"><text:span text:style-name="T49">/if</text:span></text:a></text:p>
          </table:table-cell>
          <table:covered-table-cell table:style-name="Table_5f_HEAD.A1"/>
        </table:table-row>
      </table:table>
      <text:p text:style-name="P39"><text:placeholder text:placeholder-type="text">&lt;o.report.status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6"><text:span text:style-name="T44"><text:placeholder text:placeholder-type="text">&lt;o.pat.firstname&gt;</text:placeholder></text:span><text:span text:style-name="T14"><text:s/></text:span><text:span text:style-name="T45"><text:placeholder text:placeholder-type="text">&lt;o.pat.lastname&gt;</text:placeholder></text:span></text:p>
          </table:table-cell>
          <table:table-cell table:style-name="Tableau1.B1" office:value-type="string">
            <text:p text:style-name="P5"/>
          </table:table-cell>
          <table:table-cell table:style-name="Tableau1.A1" office:value-type="string">
            <text:p text:style-name="P37"><text:a xlink:type="simple" xlink:href="relatorio://if%20test=%22o.pat.code%20!=%20''%20or%20o.pat.code_lab%20!=%20''%20%22" text:style-name="Internet_20_link" text:visited-style-name="Visited_20_Internet_20_Link"><text:span text:style-name="T11">if code or code_lab</text:span></text:a><text:span text:style-name="T3"><text:placeholder text:placeholder-type="text">&lt;o.pat.code_lab&gt;</text:placeholder></text:span><text:span text:style-name="T3"> </text:span><text:span text:style-name="T3"><text:placeholder text:placeholder-type="text">&lt;o.pat.code&gt;</text:placeholder></text:span><text:span text:style-name="T3"><text:s/></text:span><text:span text:style-name="T3"><text:placeholder text:placeholder-type="text">&lt;o.label.code&gt;</text:placeholder></text:span><text:a xlink:type="simple" xlink:href="relatorio:///if" text:style-name="Internet_20_link" text:visited-style-name="Visited_20_Internet_20_Link">/if</text:a><text:span text:style-name="T9"> </text:span><text:a xlink:type="simple" xlink:href="relatorio://if%20test=%22o.rec.num%20!=%20''%20%22" text:style-name="Internet_20_link" text:visited-style-name="Visited_20_Internet_20_Link"><text:span text:style-name="T13">if num</text:span></text:a><text:span text:style-name="T8"><text:placeholder text:placeholder-type="text">&lt;o.rec.num&gt;</text:placeholder></text:span><text:span text:style-name="T8"> </text:span><text:span text:style-name="T8"><text:placeholder text:placeholder-type="text">&lt;o.label.record&gt;</text:placeholder></text:span><text:a xlink:type="simple" xlink:href="relatorio:///if" text:style-name="Internet_20_link" text:visited-style-name="Visited_20_Internet_20_Link"><text:span text:style-name="T42">/if</text:span></text:a></text:p>
          </table:table-cell>
        </table:table-row>
        <table:table-row>
          <table:table-cell table:style-name="Tableau1.A2" office:value-type="string">
            <text:p text:style-name="P33"><text:placeholder text:placeholder-type="text">&lt;o.pat.maidenname&gt;</text:placeholder><text:s/><text:placeholder text:placeholder-type="text">&lt;o.pat.middlename&gt;</text:placeholder></text:p>
          </table:table-cell>
          <table:table-cell table:style-name="Tableau1.B1" office:value-type="string">
            <text:p text:style-name="P5"/>
          </table:table-cell>
          <table:table-cell table:style-name="Tableau1.A2" office:value-type="string">
            <text:p text:style-name="P32"><text:span text:style-name="T2"><text:placeholder text:placeholder-type="text">&lt;o.pat.sex&gt;</text:placeholder></text:span><text:span text:style-name="T46"><text:s/></text:span><text:span text:style-name="T47"><text:placeholder text:placeholder-type="text">&lt;o.pat.age_unit&gt;</text:placeholder></text:span><text:span text:style-name="T46"><text:s/></text:span><text:span text:style-name="T2"><text:placeholder text:placeholder-type="text">&lt;o.pat.age&gt;</text:placeholder></text:span><text:span text:style-name="T2"><text:s/></text:span><text:a xlink:type="simple" xlink:href="relatorio://if%20test=%22o.pat.birth%20!=%20''%20%22" text:style-name="Internet_20_link" text:visited-style-name="Visited_20_Internet_20_Link"><text:span text:style-name="T48">if birth</text:span></text:a><text:span text:style-name="T2"><text:placeholder text:placeholder-type="text">&lt;o.pat.birth&gt;</text:placeholder></text:span><text:span text:style-name="T2"> </text:span><text:span text:style-name="T2"><text:placeholder text:placeholder-type="text">&lt;o.label.born&gt;</text:placeholder></text:span><text:a xlink:type="simple" xlink:href="relatorio:///if" text:style-name="Internet_20_link" text:visited-style-name="Visited_20_Internet_20_Link"><text:span text:style-name="T41">/if</text:span></text:a></text:p>
          </table:table-cell>
        </table:table-row>
        <table:table-row>
          <table:table-cell table:style-name="Tableau1.A2" office:value-type="string">
            <text:p text:style-name="P8"><text:placeholder text:placeholder-type="text">&lt;o.pat.addr&gt;</text:placeholder></text:p>
          </table:table-cell>
          <table:table-cell table:style-name="Tableau1.B1" office:value-type="string">
            <text:p text:style-name="P5"/>
          </table:table-cell>
          <table:table-cell table:style-name="Tableau1.A2" office:value-type="string">
            <text:p text:style-name="P8"><text:a xlink:type="simple" xlink:href="relatorio://if%20test=%22o.rec.hosp_bed%20!=%20''%20%22" text:style-name="Internet_20_link" text:visited-style-name="Visited_20_Internet_20_Link"><text:span text:style-name="T4">if hosp_bed</text:span></text:a><text:span text:style-name="T3"><text:placeholder text:placeholder-type="text">&lt;o.rec.hosp_bed&gt;</text:placeholder></text:span><text:span text:style-name="T3"> </text:span><text:span text:style-name="T3"><text:placeholder text:placeholder-type="text">&lt;o.label.bed&gt;</text:placeholder></text:span><text:a xlink:type="simple" xlink:href="relatorio:///if" text:style-name="Internet_20_link" text:visited-style-name="Visited_20_Internet_20_Link"><text:span text:style-name="T5">/if</text:span></text:a><text:span text:style-name="T3"> </text:span><text:a xlink:type="simple" xlink:href="relatorio://if%20test=%22o.rec.hosp_service%20!=%20''%20%22" text:style-name="Internet_20_link" text:visited-style-name="Visited_20_Internet_20_Link"><text:span text:style-name="T4">if hosp_service</text:span></text:a><text:span text:style-name="T3"><text:placeholder text:placeholder-type="text">&lt;o.rec.hosp_service&gt;</text:placeholder></text:span><text:span text:style-name="T3"> </text:span><text:span text:style-name="T3"><text:placeholder text:placeholder-type="text">&lt;o.label.at&gt;</text:placeholder></text:span><text:a xlink:type="simple" xlink:href="relatorio:///if" text:style-name="Internet_20_link" text:visited-style-name="Visited_20_Internet_20_Link">/if</text:a><text:span text:style-name="T12"> </text:span><text:a xlink:type="simple" xlink:href="relatorio://if%20test=%22o.rec.hosp_date%20!=%20''%20%22" text:style-name="Internet_20_link" text:visited-style-name="Visited_20_Internet_20_Link"><text:span text:style-name="T4">if hosp_date</text:span></text:a><text:span text:style-name="T3"><text:placeholder text:placeholder-type="text">&lt;o.rec.hosp_date&gt;</text:placeholder></text:span><text:span text:style-name="T3"> </text:span><text:span text:style-name="T3"><text:placeholder text:placeholder-type="text">&lt;o.label.admit&gt;</text:placeholder></text:span><text:a xlink:type="simple" xlink:href="relatorio:///if" text:style-name="Internet_20_link" text:visited-style-name="Visited_20_Internet_20_Link"><text:span text:style-name="T5">/if</text:span></text:a></text:p>
          </table:table-cell>
        </table:table-row>
        <table:table-row>
          <table:table-cell table:style-name="Tableau1.A2" office:value-type="string">
            <text:p text:style-name="P6"><text:span text:style-name="T43"><text:placeholder text:placeholder-type="text">&lt;o.pat.city&gt;</text:placeholder></text:span><text:span text:style-name="T9"><text:s/></text:span><text:span text:style-name="T9"><text:placeholder text:placeholder-type="text">&lt;o.pat.zipcode&gt;</text:placeholder></text:span></text:p>
          </table:table-cell>
          <table:table-cell table:style-name="Tableau1.B1" office:value-type="string">
            <text:p text:style-name="P11"/>
          </table:table-cell>
          <table:table-cell table:style-name="Tableau1.A2" office:value-type="string">
            <text:p text:style-name="P7"><text:a xlink:type="simple" xlink:href="relatorio://if%20test=%22o.rec.presc_name%20!=%20''%20%22" text:style-name="Internet_20_link" text:visited-style-name="Visited_20_Internet_20_Link"><text:span text:style-name="T10">if presc_name</text:span></text:a><text:span text:style-name="T3"><text:placeholder text:placeholder-type="text">&lt;o.rec.presc_name&gt;</text:placeholder></text:span><text:span text:style-name="T3"> </text:span><text:span text:style-name="T3"><text:placeholder text:placeholder-type="text">&lt;o.label.by&gt;</text:placeholder></text:span><text:a xlink:type="simple" xlink:href="relatorio:///if" text:style-name="Internet_20_link" text:visited-style-name="Visited_20_Internet_20_Link">/if</text:a><text:span text:style-name="T9"> </text:span><text:a xlink:type="simple" xlink:href="relatorio://if%20test=%22o.rec.presc_date%20!=%20''%20%22" text:style-name="Internet_20_link" text:visited-style-name="Visited_20_Internet_20_Link"><text:span text:style-name="T10">if presc_date</text:span></text:a><text:span text:style-name="T8"><text:placeholder text:placeholder-type="text">&lt;o.rec.presc_date&gt;</text:placeholder></text:span><text:span text:style-name="T8"> </text:span><text:span text:style-name="T8"><text:placeholder text:placeholder-type="text">&lt;o.label.exam_presc&gt;</text:placeholder></text:span><text:a xlink:type="simple" xlink:href="relatorio:///if" text:style-name="Internet_20_link" text:visited-style-name="Visited_20_Internet_20_Link">/if</text:a><text:span text:style-name="T43"> </text:span></text:p>
          </table:table-cell>
        </table:table-row>
        <table:table-row>
          <table:table-cell table:style-name="Tableau1.A5" office:value-type="string">
            <text:p text:style-name="P34"><text:span text:style-name="T50"><text:placeholder text:placeholder-type="text">&lt;o.pat.phone2&gt;</text:placeholder></text:span><text:span text:style-name="T53"><text:s/></text:span><text:span text:style-name="T53"><text:placeholder text:placeholder-type="text">&lt;if test="o.pat.phone and o.pat.phone2"&gt;</text:placeholder></text:span><text:span text:style-name="T53"><text:s/>/ </text:span><text:span text:style-name="T53"><text:placeholder text:placeholder-type="text">&lt;/if&gt;</text:placeholder></text:span><text:span text:style-name="T50"><text:s/></text:span><text:span text:style-name="T50"><text:placeholder text:placeholder-type="text">&lt;o.pat.phone&gt;</text:placeholder></text:span><text:span text:style-name="T51"><text:s/></text:span><text:a xlink:type="simple" xlink:href="relatorio://if%20test=%22o.pat.phone%20!=%20''%20or%20o.pat.phone2%20!=%20''%20%22" text:style-name="Internet_20_link" text:visited-style-name="Visited_20_Internet_20_Link"><text:span text:style-name="T51">if any phone</text:span></text:a><text:span text:style-name="T52"><text:placeholder text:placeholder-type="text">&lt;o.label.phone&gt;</text:placeholder></text:span><text:span text:style-name="T52"> </text:span><text:a xlink:type="simple" xlink:href="relatorio:///if" text:style-name="Internet_20_link" text:visited-style-name="Visited_20_Internet_20_Link"><text:span text:style-name="T52">/if</text:span></text:a></text:p>
          </table:table-cell>
          <table:table-cell table:style-name="Tableau1.B1" office:value-type="string">
            <text:p text:style-name="P11"/>
          </table:table-cell>
          <table:table-cell table:style-name="Tableau1.A5" office:value-type="string">
            <text:p text:style-name="P7"><text:span text:style-name="T3"><text:placeholder text:placeholder-type="text">&lt;o.report.date_now&gt;</text:placeholder></text:span><text:span text:style-name="T3"><text:s/></text:span><text:span text:style-name="T3"><text:placeholder text:placeholder-type="text">&lt;o.label.edit&gt;</text:placeholder></text:span><text:span text:style-name="T3"><text:s/></text:span><text:a xlink:type="simple" xlink:href="relatorio://if%20test=%22o.rec.rec_date%20!=%20''%20%22" text:style-name="Internet_20_link" text:visited-style-name="Visited_20_Internet_20_Link"><text:span text:style-name="T4">if rec_date</text:span></text:a><text:span text:style-name="T3"><text:placeholder text:placeholder-type="text">&lt;o.rec.rec_date&gt;</text:placeholder></text:span><text:span text:style-name="T3"> </text:span><text:span text:style-name="T3"><text:placeholder text:placeholder-type="text">&lt;o.label.save&gt;</text:placeholder></text:span><text:a xlink:type="simple" xlink:href="relatorio:///if" text:style-name="Internet_20_link" text:visited-style-name="Visited_20_Internet_20_Link">/if</text:a></text:p>
          </table:table-cell>
        </table:table-row>
      </table:table>
      <text:p text:style-name="P40"><text:placeholder text:placeholder-type="text">&lt;o.report.title&gt;</text:placeholder></text:p>
      <text:p text:style-name="P47"><text:a xlink:type="simple" xlink:href="relatorio://if%20test=%22o.report.replace%20!=%20''%20%22" text:style-name="Internet_20_link" text:visited-style-name="Visited_20_Internet_20_Link"><text:span text:style-name="T3">if replace</text:span></text:a></text:p>
      <text:p text:style-name="P49"><text:span text:style-name="T54"><text:placeholder text:placeholder-type="text">&lt;o.report.replace_date&gt;</text:placeholder></text:span><text:placeholder text:placeholder-type="text">&lt;o.report.replace&gt;</text:placeholder></text:p>
      <text:p text:style-name="P47"><text:a xlink:type="simple" xlink:href="relatorio:///if" text:style-name="Internet_20_link" text:visited-style-name="Visited_20_Internet_20_Link"><text:span text:style-name="T3">/if</text:span></text:a></text:p>
      <text:p text:style-name="P20"><text:placeholder text:placeholder-type="text">&lt;if test="o.report.full_comm == 'Y' and o.rec.comm"&gt;</text:placeholder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5"><text:placeholder text:placeholder-type="text">&lt;o.rec.comm_title&gt;</text:placeholder></text:p>
            <text:p text:style-name="P44"><text:a xlink:type="simple" xlink:href="relatorio://for%20each=%22comm_line%20in%20o.rec.comm%22" text:style-name="Internet_20_link" text:visited-style-name="Visited_20_Internet_20_Link"><text:span text:style-name="T23">for each="comm_line in o.rec.comm"</text:span></text:a></text:p>
            <text:p text:style-name="P22"><text:placeholder text:placeholder-type="text">&lt;comm_line&gt;</text:placeholder></text:p>
            <text:p text:style-name="P23"><text:a xlink:type="simple" xlink:href="relatorio:///for" text:style-name="Internet_20_link" text:visited-style-name="Visited_20_Internet_20_Link"><text:span text:style-name="T55">/for</text:span></text:a></text:p>
          </table:table-cell>
        </table:table-row>
      </table:table>
      <text:p text:style-name="P35"/>
      <text:p text:style-name="P20"><text:placeholder text:placeholder-type="text">&lt;/if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 table:style-name="Tableau3.1">
            <table:table-cell table:style-name="Tableau3.A1" office:value-type="string">
              <text:p text:style-name="P21"><text:placeholder text:placeholder-type="text">&lt;o.label.previous&gt;</text:placeholder></text:p>
            </table:table-cell>
            <table:table-cell table:style-name="Tableau3.B1" office:value-type="string">
              <text:p text:style-name="P21"><text:placeholder text:placeholder-type="text">&lt;o.label.references&gt;</text:placeholder></text:p>
            </table:table-cell>
            <table:table-cell table:style-name="Tableau3.B1" office:value-type="string">
              <text:p text:style-name="P21"><text:placeholder text:placeholder-type="text">&lt;o.label.results&gt;</text:placeholder></text:p>
            </table:table-cell>
            <table:table-cell table:style-name="Tableau3.D1" office:value-type="string">
              <text:p text:style-name="P21"><text:placeholder text:placeholder-type="text">&lt;o.label.analyzes&gt;</text:placeholder></text:p>
            </table:table-cell>
          </table:table-row>
        </table:table-header-rows>
        <table:table-row>
          <table:table-cell table:style-name="Tableau3.A2" table:number-columns-spanned="4" office:value-type="string">
            <text:p text:style-name="P43"><text:a xlink:type="simple" xlink:href="relatorio://for%20each=%22data%20in%20o.l_data%22" text:style-name="Internet_20_link" text:visited-style-name="Visited_20_Internet_20_Link"><text:span text:style-name="T16">for each="data in o.l_data"</text:span></text:a></text:p>
          </table:table-cell>
          <table:covered-table-cell/>
          <table:covered-table-cell/>
          <table:covered-table-cell/>
        </table:table-row>
        <table:table-row>
          <table:table-cell table:style-name="Tableau3.A3" table:number-columns-spanned="4" office:value-type="string">
            <text:p text:style-name="P14"><text:placeholder text:placeholder-type="text">&lt;if test="data.fam_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3" table:number-columns-spanned="4" office:value-type="string">
            <text:p text:style-name="P26"><text:placeholder text:placeholder-type="text">&lt;data.fam_nam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3" table:number-columns-spanned="4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6" table:number-columns-spanned="4" office:value-type="string">
            <text:p text:style-name="P50"><text:placeholder text:placeholder-type="text">&lt;if test="data.ana_outsourced"&gt;</text:placeholder><text:span text:style-name="T58">[</text:span><text:span text:style-name="T59"><text:placeholder text:placeholder-type="text">&lt;data.ana_outsourced&gt;</text:placeholder></text:span><text:span text:style-name="T60">]</text:span><text:placeholder text:placeholder-type="text">&lt;/if&gt;</text:placeholder><text:placeholder text:placeholder-type="text">&lt;data.ana_nam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6" table:number-columns-spanned="4" office:value-type="string">
            <text:p text:style-name="P43"><text:a xlink:type="simple" xlink:href="relatorio://for%20each=%22res%20in%20data.l_res%22" text:style-name="Internet_20_link" text:visited-style-name="Visited_20_Internet_20_Link"><text:span text:style-name="T17">for each="res in data.l_res"</text:span></text:a></text:p>
          </table:table-cell>
          <table:covered-table-cell/>
          <table:covered-table-cell/>
          <table:covered-table-cell/>
        </table:table-row>
        <table:table-row>
          <table:table-cell table:style-name="Tableau3.A8" office:value-type="string">
            <text:p text:style-name="P28"><text:span text:style-name="T7"><text:placeholder text:placeholder-type="text">&lt;if test="res.unit"&gt;</text:placeholder></text:span><text:span text:style-name="T7"><text:s/></text:span><text:span text:style-name="T7"><text:placeholder text:placeholder-type="text">&lt;res.prev_unit&gt;</text:placeholder></text:span><text:span text:style-name="T7"><text:s/></text:span><text:span text:style-name="T7"><text:placeholder text:placeholder-type="text">&lt;res.prev_val&gt;</text:placeholder></text:span><text:span text:style-name="T7"><text:s/></text:span><text:span text:style-name="T7"><text:placeholder text:placeholder-type="text">&lt;/if&gt;</text:placeholder></text:span><text:span text:style-name="T6"><text:placeholder text:placeholder-type="text">&lt;res.prev_date&gt;</text:placeholder></text:span></text:p>
          </table:table-cell>
          <table:table-cell table:style-name="Tableau3.B8" office:value-type="string">
            <text:p text:style-name="P19"><text:placeholder text:placeholder-type="text">&lt;res.references&gt;</text:placeholder></text:p>
          </table:table-cell>
          <table:table-cell table:style-name="Tableau3.B8" office:value-type="string">
            <text:p text:style-name="P31"><text:a xlink:type="simple" xlink:href="relatorio://choose%20test=%22%22" text:style-name="Internet_20_link" text:visited-style-name="Visited_20_Internet_20_Link"><text:span text:style-name="T37">choose</text:span></text:a></text:p>
            <text:p text:style-name="P57"><text:a xlink:type="simple" xlink:href="relatorio://when%20test=%22res.bold_value%20=='Y'%20%22" text:style-name="Internet_20_link" text:visited-style-name="Visited_20_Internet_20_Link"><text:span text:style-name="T19">when bold_value =='Y'</text:span></text:a></text:p>
            <text:p text:style-name="P57"><text:span text:style-name="T15"><text:placeholder text:placeholder-type="text">&lt;if test="res.unit"&gt;</text:placeholder></text:span><text:span text:style-name="T27"><text:s/></text:span><text:span text:style-name="T27"><text:placeholder text:placeholder-type="text">&lt;res.unit&gt;</text:placeholder></text:span><text:span text:style-name="T15"><text:placeholder text:placeholder-type="text">&lt;/if&gt;</text:placeholder></text:span><text:span text:style-name="T15"><text:s/></text:span><text:span text:style-name="T31"><text:placeholder text:placeholder-type="text">&lt;res.value&gt;</text:placeholder></text:span></text:p>
            <text:p text:style-name="P57"><text:a xlink:type="simple" xlink:href="relatorio:///when" text:style-name="Internet_20_link" text:visited-style-name="Visited_20_Internet_20_Link"><text:span text:style-name="T21">/when_bold</text:span></text:a></text:p>
            <text:p text:style-name="P57"><text:a xlink:type="simple" xlink:href="relatorio://when%20test=%22res.highlight%20=='Y'%20%22" text:style-name="Internet_20_link" text:visited-style-name="Visited_20_Internet_20_Link"><text:span text:style-name="T22">when highlight =='Y'</text:span></text:a></text:p>
            <text:p text:style-name="P46"><text:span text:style-name="T15"><text:placeholder text:placeholder-type="text">&lt;if test="res.unit"&gt;</text:placeholder></text:span><text:span text:style-name="T27"><text:s/></text:span><text:span text:style-name="T32"><text:placeholder text:placeholder-type="text">&lt;res.unit&gt;</text:placeholder></text:span><text:span text:style-name="T15"><text:placeholder text:placeholder-type="text">&lt;/if&gt;</text:placeholder></text:span><text:span text:style-name="T15"><text:s/></text:span><text:span text:style-name="T34"><text:placeholder text:placeholder-type="text">&lt;res.value&gt;</text:placeholder></text:span></text:p>
            <text:p text:style-name="P58"><text:a xlink:type="simple" xlink:href="relatorio:///when" text:style-name="Internet_20_link" text:visited-style-name="Visited_20_Internet_20_Link"><text:span text:style-name="T22">/when_highlight</text:span></text:a></text:p>
            <text:p text:style-name="P45"><text:a xlink:type="simple" xlink:href="relatorio://otherwise%20test=%22%22" text:style-name="Internet_20_link" text:visited-style-name="Visited_20_Internet_20_Link"><text:span text:style-name="T19">otherwise</text:span></text:a></text:p>
            <text:p text:style-name="P46"><text:span text:style-name="T15"><text:placeholder text:placeholder-type="text">&lt;if test="res.unit"&gt;</text:placeholder></text:span><text:span text:style-name="T29"><text:s/></text:span><text:span text:style-name="T28"><text:placeholder text:placeholder-type="text">&lt;res.unit&gt;</text:placeholder></text:span><text:span text:style-name="T15"><text:placeholder text:placeholder-type="text">&lt;/if&gt;</text:placeholder></text:span><text:span text:style-name="T15"><text:s/></text:span><text:soft-page-break/><text:span text:style-name="T30"><text:placeholder text:placeholder-type="text">&lt;res.value&gt;</text:placeholder></text:span></text:p>
            <text:p text:style-name="P45"><text:a xlink:type="simple" xlink:href="relatorio:///otherwise" text:style-name="Internet_20_link" text:visited-style-name="Visited_20_Internet_20_Link"><text:span text:style-name="T20">/otherwise</text:span></text:a></text:p>
            <text:p text:style-name="P31"><text:a xlink:type="simple" xlink:href="relatorio:///choose" text:style-name="Internet_20_link" text:visited-style-name="Visited_20_Internet_20_Link"><text:span text:style-name="T38">/choose</text:span></text:a></text:p>
          </table:table-cell>
          <table:table-cell table:style-name="Tableau3.D8" office:value-type="string">
            <text:p text:style-name="P54"><text:a xlink:type="simple" xlink:href="relatorio://choose%20test=%22%22" text:style-name="Internet_20_link" text:visited-style-name="Visited_20_Internet_20_Link"><text:span text:style-name="T37">choose</text:span></text:a></text:p>
            <text:p text:style-name="P51"><text:a xlink:type="simple" xlink:href="relatorio://when%20test=%22res.value%20==''%20%22" text:style-name="Internet_20_link" text:visited-style-name="Visited_20_Internet_20_Link"><text:span text:style-name="T39">when result of labeled</text:span></text:a></text:p>
            <text:p text:style-name="P53"><text:placeholder text:placeholder-type="text">&lt;res.label&gt;</text:placeholder></text:p>
            <text:p text:style-name="P55"><text:a xlink:type="simple" xlink:href="relatorio:///when" text:style-name="Internet_20_link" text:visited-style-name="Visited_20_Internet_20_Link"><text:span text:style-name="T24">/when</text:span></text:a></text:p>
            <text:p text:style-name="P52"><text:a xlink:type="simple" xlink:href="relatorio://otherwise%20test=%22%22" text:style-name="Internet_20_link" text:visited-style-name="Visited_20_Internet_20_Link"><text:span text:style-name="T40">otherwise</text:span></text:a></text:p>
            <text:p text:style-name="P51"><text:span text:style-name="T37"><text:placeholder text:placeholder-type="text">&lt;res.label&gt;</text:placeholder></text:span></text:p>
            <text:p text:style-name="P54"><text:a xlink:type="simple" xlink:href="relatorio:///otherwise" text:style-name="Internet_20_link" text:visited-style-name="Visited_20_Internet_20_Link"><text:span text:style-name="T38">/otherwise</text:span></text:a></text:p>
            <text:p text:style-name="P51"><text:a xlink:type="simple" xlink:href="relatorio:///choose" text:style-name="Internet_20_link" text:visited-style-name="Visited_20_Internet_20_Link"><text:span text:style-name="T38">/choose</text:span></text:a></text:p>
          </table:table-cell>
        </table:table-row>
        <table:table-row>
          <table:table-cell table:style-name="Tableau3.A9" table:number-columns-spanned="4" office:value-type="string">
            <text:p text:style-name="P17"><text:placeholder text:placeholder-type="text">&lt;if test="o.report.full_comm == 'Y' and res.var_comm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24"><text:a xlink:type="simple" xlink:href="relatorio://for%20each=%22comm_line%20in%20res.var_comm%22" text:style-name="Internet_20_link" text:visited-style-name="Visited_20_Internet_20_Link"><text:span text:style-name="T57">for each="comm_line in res.var_comm"</text:span></text:a></text:p>
            <text:p text:style-name="P24"><text:placeholder text:placeholder-type="text">&lt;comm_line&gt;</text:placeholder></text:p>
            <text:p text:style-name="P24"><text:a xlink:type="simple" xlink:href="relatorio:///for" text:style-name="Internet_20_link" text:visited-style-name="Visited_20_Internet_20_Link"><text:span text:style-name="T56">/for_var_comm</text:span></text:a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16"><text:placeholder text:placeholder-type="text">&lt;if test="o.report.full_comm == 'Y' and res.comm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29"><text:a xlink:type="simple" xlink:href="relatorio://for%20each=%22comm_line%20in%20res.comm%22" text:style-name="Internet_20_link" text:visited-style-name="Visited_20_Internet_20_Link"><text:span text:style-name="T36">for each="comm_line in res.comm"</text:span></text:a></text:p>
            <text:p text:style-name="P25"><text:placeholder text:placeholder-type="text">&lt;comm_line&gt;</text:placeholder></text:p>
            <text:p text:style-name="P29"><text:a xlink:type="simple" xlink:href="relatorio:///for" text:style-name="Internet_20_link" text:visited-style-name="Visited_20_Internet_20_Link"><text:span text:style-name="T35">/for_res_comm</text:span></text:a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41"><text:a xlink:type="simple" xlink:href="relatorio:///for" text:style-name="Internet_20_link" text:visited-style-name="Visited_20_Internet_20_Link"><text:span text:style-name="T25">/for</text:span></text:a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18"><text:placeholder text:placeholder-type="text">&lt;if test="data.validat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38"/>
            <text:p text:style-name="P56"><text:span text:style-name="T26"><text:placeholder text:placeholder-type="text">&lt;o.rec.date_vld&gt;</text:placeholder></text:span><text:span text:style-name="T26"><text:placeholder text:placeholder-type="text">&lt;data.validate&gt;</text:placeholder></text:span><text:span text:style-name="T26"><text:s/></text:span><text:span text:style-name="T26"><text:placeholder text:placeholder-type="text">&lt;o.label.validat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42"><text:a xlink:type="simple" xlink:href="relatorio:///for" text:style-name="Internet_20_link" text:visited-style-name="Visited_20_Internet_20_Link"><text:span text:style-name="T18">/for</text:span></text:a></text:p>
          </table:table-cell>
          <table:covered-table-cell/>
          <table:covered-table-cell/>
          <table:covered-table-cell/>
        </table:table-row>
        <table:table-row>
          <table:table-cell table:style-name="Tableau3.A21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FOOTER" style:display-name="table_FOOTER" style:family="table">
      <style:table-properties style:width="19.001cm" table:align="margins"/>
    </style:style>
    <style:style style:name="table_5f_FOOTER.A" style:display-name="table_FOOTER.A" style:family="table-column">
      <style:table-column-properties style:column-width="3.17cm" style:rel-column-width="10932*"/>
    </style:style>
    <style:style style:name="table_5f_FOOTER.B" style:display-name="table_FOOTER.B" style:family="table-column">
      <style:table-column-properties style:column-width="15.831cm" style:rel-column-width="54603*"/>
    </style:style>
    <style:style style:name="table_5f_FOOTER.A1" style:display-name="table_FOOTER.A1" style:family="table-cell">
      <style:table-cell-properties style:writing-mode="page"/>
    </style:style>
    <style:style style:name="MP1" style:family="paragraph" style:parent-style-name="Standard">
      <style:paragraph-properties fo:text-align="justify" style:justify-single-word="false"/>
      <style:text-properties fo:font-size="10pt" officeooo:rsid="001339ec" officeooo:paragraph-rsid="00cbffe1" style:font-size-asian="10pt" style:font-size-complex="10pt"/>
    </style:style>
    <style:style style:name="MP2" style:family="paragraph" style:parent-style-name="Standard">
      <style:paragraph-properties fo:text-align="end" style:justify-single-word="false"/>
      <style:text-properties fo:font-size="10pt" officeooo:rsid="001339ec" officeooo:paragraph-rsid="00cbffe1" style:font-size-asian="10pt" style:font-size-complex="10pt"/>
    </style:style>
    <style:style style:name="MP3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6cm" fo:margin-bottom="1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_FOOTER" table:style-name="table_5f_FOOTER">
          <table:table-column table:style-name="table_5f_FOOTER.A"/>
          <table:table-column table:style-name="table_5f_FOOTER.B"/>
          <table:table-row>
            <table:table-cell table:style-name="table_5f_FOOTER.A1" office:value-type="string">
              <text:p text:style-name="MP1"><text:span text:style-name="MT1"><text:s/></text:span><text:span text:style-name="MT1"><text:page-count>2</text:page-count></text:span><text:span text:style-name="MT1">/</text:span><text:span text:style-name="MT1"><text:page-number text:select-page="current">2</text:page-number></text:span></text:p>
            </table:table-cell>
            <table:table-cell table:style-name="table_5f_FOOTER.A1" office:value-type="string">
              <text:p text:style-name="MP2"><text:span text:style-name="MT1"><text:placeholder text:placeholder-type="text">&lt;o.report.time_now&gt;</text:placeholder></text:span><text:span text:style-name="MT1"><text:s/></text:span><text:span text:style-name="MT1"><text:placeholder text:placeholder-type="text">&lt;o.report.date_now&gt;</text:placeholder></text:span><text:span text:style-name="MT1"><text:s/></text:span><text:span text:style-name="MT1"><text:placeholder text:placeholder-type="text">&lt;o.label.edit&gt;</text:placeholder></text:span><text:span text:style-name="MT1"><text:s/></text:span><text:span text:style-name="MT1"><text:placeholder text:placeholder-type="text">&lt;o.rec.num&gt;</text:placeholder></text:span><text:span text:style-name="MT1"><text:s/></text:span><text:span text:style-name="MT1"><text:placeholder text:placeholder-type="text">&lt;o.label.record&gt;</text:placeholder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0:40:33.834000000</meta:creation-date>
    <dc:date>2023-05-02T13:14:22.451011186</dc:date>
    <meta:editing-duration>P7DT29M14S</meta:editing-duration>
    <meta:editing-cycles>186</meta:editing-cycles>
    <meta:generator>LibreOffice/7.3.7.2$Linux_X86_64 LibreOffice_project/30$Build-2</meta:generator>
    <meta:document-statistic meta:table-count="5" meta:image-count="0" meta:object-count="0" meta:page-count="2" meta:paragraph-count="74" meta:word-count="186" meta:character-count="2178" meta:non-whitespace-character-count="2063"/>
  </office:meta>
</office:document-meta>
</file>